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ninja_level2" table:style-name="ta1">
        <table:table-column table:style-name="co1" table:number-columns-repeated="83" table:default-cell-style-name="ce1"/>
        <table:table-column table:style-name="co2" table:number-columns-repeated="16301" table:default-cell-style-name="ce1"/>
        <table:table-row table:style-name="ro1">
          <table:table-cell office:value-type="string" table:style-name="ce1">
            <text:p>File Version</text:p>
          </table:table-cell>
          <table:table-cell table:number-columns-repeated="16383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ap_data</text:p>
          </table:table-cell>
          <table:table-cell table:number-columns-repeated="16383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51" table:style-name="ce1"/>
          <table:table-cell office:value-type="string" table:style-name="ce1">
            <text:p>0|</text:p>
          </table:table-cell>
          <table:table-cell table:number-columns-repeated="29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number-rows-repeated="11" table:style-name="ro1">
          <table:table-cell office:value-type="float" office:value="23" table:style-name="ce1">
            <text:p>23</text:p>
          </table:table-cell>
          <table:table-cell table:number-columns-repeated="81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73" table:style-name="ce1"/>
          <table:table-cell office:value-type="float" office:value="56" table:style-name="ce1">
            <text:p>56</text:p>
          </table:table-cell>
          <table:table-cell table:number-columns-repeated="7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73" table:style-name="ce1"/>
          <table:table-cell office:value-type="float" office:value="2" table:style-name="ce1">
            <text:p>2</text:p>
          </table:table-cell>
          <table:table-cell table:number-columns-repeated="7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29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37" table:style-name="ce1"/>
          <table:table-cell office:value-type="string" table:style-name="ce1">
            <text:p>M:8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number-columns-repeated="10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25" table:style-name="ce1"/>
          <table:table-cell office:value-type="float" office:value="56" table:style-name="ce1">
            <text:p>56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36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9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25" table:style-name="ce1"/>
          <table:table-cell office:value-type="float" office:value="2" table:style-name="ce1">
            <text:p>2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28"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5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25" table:style-name="ce1"/>
          <table:table-cell office:value-type="float" office:value="3" table:style-name="ce1">
            <text:p>3</text:p>
          </table:table-cell>
          <table:table-cell table:number-columns-repeated="7"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25" table:style-name="ce1"/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4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55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6" table:style-name="ce1"/>
          <table:table-cell office:value-type="float" office:value="56" table:style-name="ce1">
            <text:p>56</text:p>
          </table:table-cell>
          <table:table-cell table:number-columns-repeated="6" table:style-name="ce1"/>
          <table:table-cell office:value-type="float" office:value="56" table:style-name="ce1">
            <text:p>56</text:p>
          </table:table-cell>
          <table:table-cell table:number-columns-repeated="8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33" table:style-name="ce1"/>
          <table:table-cell office:value-type="float" office:value="2" table:style-name="ce1">
            <text:p>2</text:p>
          </table:table-cell>
          <table:table-cell table:number-columns-repeated="21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table:number-columns-repeated="36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" table:style-name="ce1"/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string" table:style-name="ce1">
            <text:p>M:8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M:8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4" table:style-name="ce1"/>
          <table:table-cell office:value-type="string" table:style-name="ce1">
            <text:p>M:8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table:number-columns-repeated="9" table:style-name="ce1"/>
          <table:table-cell office:value-type="float" office:value="38" table:style-name="ce1">
            <text:p>38</text:p>
          </table:table-cell>
          <table:table-cell table:number-columns-repeated="3" table:style-name="ce1"/>
          <table:table-cell office:value-type="string" table:style-name="ce1">
            <text:p>M:8</text:p>
          </table:table-cell>
          <table:table-cell table:number-columns-repeated="11" table:style-name="ce1"/>
          <table:table-cell office:value-type="string" table:style-name="ce1">
            <text:p>M:8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table:number-columns-repeated="4" table:style-name="ce1"/>
          <table:table-cell office:value-type="string" table:style-name="ce1">
            <text:p>M:8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string" table:style-name="ce1">
            <text:p>M:8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number-rows-repeated="2" table:style-name="ro1">
          <table:table-cell office:value-type="float" office:value="50" table:style-name="ce1">
            <text:p>50</text:p>
          </table:table-cell>
          <table:table-cell table:number-columns-repeated="30"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45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float" office:value="50" table:style-name="ce1">
            <text:p>50</text:p>
          </table:table-cell>
          <table:table-cell table:number-columns-repeated="30"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45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number-rows-repeated="4" table:style-name="ro1">
          <table:table-cell office:value-type="float" office:value="50" table:style-name="ce1">
            <text:p>50</text:p>
          </table:table-cell>
          <table:table-cell table:number-columns-repeated="81" table:style-name="ce1"/>
          <table:table-cell office:value-type="float" office:value="23" table:style-name="ce1">
            <text:p>23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as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oi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ock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Wat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Fir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Ladd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oo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ynamit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Tanglewee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Appl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es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Co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Gol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Lav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Monster g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Admantiu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a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Amul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lim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to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Gird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Weed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ic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Glas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la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Brick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Be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hurik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Cra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Medik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avepoi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End of Leve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Barre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#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Rope</text:p>
          </table:table-cell>
          <table:table-cell table:number-columns-repeated="16381"/>
        </table:table-row>
        <table:table-row table:number-rows-repeated="10485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dc:creator>stephencs</dc:creator>
    <dc:date>2017-06-16T12:02:36Z</dc:date>
    <meta:editing-cycles>4</meta:editing-cycles>
    <meta:editing-duration>PT1658S</meta:editing-duration>
  </office:meta>
</office:document-meta>
</file>